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3.963cm" svg:height="7.047cm" svg:x="3.665cm" svg:y="2.397cm"/>
      <draw:page-thumbnail draw:layer="backgroundobjects" svg:width="3.963cm" svg:height="7.047cm" svg:x="3.665cm" svg:y="10.445cm"/>
      <draw:page-thumbnail draw:layer="backgroundobjects" svg:width="3.963cm" svg:height="7.047cm" svg:x="3.665cm" svg:y="18.493cm"/>
      <draw:page-thumbnail draw:layer="backgroundobjects" svg:width="3.963cm" svg:height="7.047cm" svg:x="13.96cm" svg:y="2.397cm"/>
      <draw:page-thumbnail draw:layer="backgroundobjects" svg:width="3.963cm" svg:height="7.047cm" svg:x="13.96cm" svg:y="10.445cm"/>
      <draw:page-thumbnail draw:layer="backgroundobjects" svg:width="3.963cm" svg:height="7.047cm" svg:x="13.96cm" svg:y="18.493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9-28T09:27:07.021761927</meta:creation-date>
    <dc:date>2021-09-28T09:34:22.992213617</dc:date>
    <meta:editing-duration>PT7M17S</meta:editing-duration>
    <meta:editing-cycles>1</meta:editing-cycles>
    <meta:document-statistic meta:object-count="23"/>
    <meta:generator>LibreOffice/6.3.5.2$Linux_X86_64 LibreOffice_project/30$Build-2</meta:generator>
  </office:meta>
</office:document-meta>
</file>